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5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2:.E61]*[.F2:.F61])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:.E62]*[.F3:.F62])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([.E4:.E63]*[.F4:.F63])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([.E5:.E64]*[.F5:.F64])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([.E6:.E65]*[.F6:.F65])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([.E7:.E66]*[.F7:.F6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8:.E67]*[.F8:.F67])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9:.E68]*[.F9:.F68])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10:.E69]*[.F10:.F6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11:.E70]*[.F11:.F70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12:.E71]*[.F12:.F71])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3:.E72]*[.F13:.F72])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([.E14:.E73]*[.F14:.F73])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15:.E74]*[.F15:.F74])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6:.E75]*[.F16:.F75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17:.E76]*[.F17:.F7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18:.E77]*[.F18:.F77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19:.E78]*[.F19:.F78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0:.E79]*[.F20:.F79])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1:.E80]*[.F21:.F80])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([.E22:.E81]*[.F22:.F81])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3:.E82]*[.F23:.F82])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24:.E83]*[.F24:.F83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25:.E84]*[.F25:.F84])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6:.E85]*[.F26:.F85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27:.E86]*[.F27:.F86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([.E28:.E87]*[.F28:.F87])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29:.E88]*[.F29:.F88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0:.E89]*[.F30:.F89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([.E31:.E90]*[.F31:.F90])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2:.E91]*[.F32:.F91])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([.E33:.E92]*[.F33:.F92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34:.E93]*[.F34:.F93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5:.E94]*[.F35:.F94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36:.E95]*[.F36:.F95])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37:.E96]*[.F37:.F96])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8:.E97]*[.F38:.F9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9:.E98]*[.F39:.F98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([.E40:.E99]*[.F40:.F99])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41:.E100]*[.F41:.F100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42:.E101]*[.F42:.F101])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([.E43:.E102]*[.F43:.F102])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44:.E103]*[.F44:.F103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45:.E104]*[.F45:.F104])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46:.E105]*[.F46:.F105])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([.E47:.E106]*[.F47:.F106])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48:.E107]*[.F48:.F107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([.E49:.E108]*[.F49:.F108])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50:.E109]*[.F50:.F109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51:.E110]*[.F51:.F110])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52:.E111]*[.F52:.F111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53:.E112]*[.F53:.F112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([.E54:.E113]*[.F54:.F113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([.E55:.E114]*[.F55:.F114])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56:.E115]*[.F56:.F115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57:.E116]*[.F57:.F116])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([.E58:.E117]*[.F58:.F117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59:.E118]*[.F59:.F118])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60:.E119]*[.F60:.F11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61:.E120]*[.F61:.F120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2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2:15</dc:date>
    <meta:generator>OpenOffice/4.1.15$Unix OpenOffice.org_project/4115m2$Build-9813</meta:generator>
    <meta:editing-duration>PT34M48S</meta:editing-duration>
    <meta:editing-cycles>2</meta:editing-cycles>
    <meta:document-statistic meta:table-count="1" meta:cell-count="554" meta:object-count="0"/>
  </office:meta>
</office:document-meta>
</file>